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0337d" officeooo:paragraph-rsid="0010337d" style:font-size-asian="24pt" style:font-size-complex="24pt"/>
    </style:style>
    <style:style style:name="P2" style:family="paragraph" style:parent-style-name="Standard">
      <style:text-properties fo:font-size="15pt" officeooo:rsid="0014154d" officeooo:paragraph-rsid="0014154d" style:font-size-asian="13.1000003814697pt" style:font-size-complex="15pt"/>
    </style:style>
    <style:style style:name="P3" style:family="paragraph" style:parent-style-name="Standard">
      <style:text-properties fo:font-size="12pt" fo:font-style="italic" officeooo:rsid="00142470" officeooo:paragraph-rsid="00142470" style:font-size-asian="10.5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italic" officeooo:rsid="001625d5" officeooo:paragraph-rsid="001625d5" style:font-size-asian="10.5pt" style:font-style-asian="italic" style:font-size-complex="12pt" style:font-style-complex="italic"/>
    </style:style>
    <style:style style:name="P5" style:family="paragraph" style:parent-style-name="Standard">
      <style:text-properties fo:font-size="15pt" fo:font-style="italic" officeooo:rsid="00190f11" officeooo:paragraph-rsid="00190f11" style:font-size-asian="15pt" style:font-style-asian="italic" style:font-size-complex="15pt" style:font-style-complex="italic"/>
    </style:style>
    <style:style style:name="P6" style:family="paragraph" style:parent-style-name="Standard">
      <style:text-properties fo:font-size="12pt" fo:font-style="normal" officeooo:rsid="001efc1a" officeooo:paragraph-rsid="0028c96f" style:font-size-asian="10.5pt" style:font-style-asian="normal" style:font-size-complex="12pt" style:font-style-complex="normal"/>
    </style:style>
    <style:style style:name="P7" style:family="paragraph" style:parent-style-name="Standard">
      <style:text-properties fo:font-size="12pt" fo:font-style="normal" officeooo:rsid="0025e23f" officeooo:paragraph-rsid="0028c96f" style:font-size-asian="10.5pt" style:font-style-asian="normal" style:font-size-complex="12pt" style:font-style-complex="normal"/>
    </style:style>
    <style:style style:name="P8" style:family="paragraph" style:parent-style-name="Standard">
      <style:text-properties fo:font-size="12pt" fo:font-style="italic" officeooo:rsid="0025e23f" officeooo:paragraph-rsid="0028c96f" style:font-size-asian="10.5pt" style:font-style-asian="italic" style:font-size-complex="12pt" style:font-style-complex="italic"/>
    </style:style>
    <style:style style:name="P9" style:family="paragraph" style:parent-style-name="Standard">
      <style:text-properties fo:font-size="15pt" fo:font-style="italic" officeooo:rsid="002d5334" officeooo:paragraph-rsid="002d5334" style:font-size-asian="15pt" style:font-style-asian="italic" style:font-size-complex="15pt" style:font-style-complex="italic"/>
    </style:style>
    <style:style style:name="P10" style:family="paragraph" style:parent-style-name="Standard">
      <style:text-properties fo:font-size="12pt" fo:font-style="normal" officeooo:rsid="003cdc1b" officeooo:paragraph-rsid="003cdc1b" style:font-size-asian="10.5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normal" officeooo:rsid="002fb9e9" officeooo:paragraph-rsid="002fb9e9" style:font-size-asian="10.5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officeooo:rsid="00316725" officeooo:paragraph-rsid="00316725" style:font-size-asian="10.5pt" style:font-style-asian="normal" style:font-size-complex="12pt" style:font-style-complex="normal"/>
    </style:style>
    <style:style style:name="P13" style:family="paragraph" style:parent-style-name="Standard">
      <style:text-properties fo:font-size="12pt" fo:font-style="normal" officeooo:rsid="003f87d9" officeooo:paragraph-rsid="003f87d9" style:font-size-asian="10.5pt" style:font-style-asian="normal" style:font-size-complex="12pt" style:font-style-complex="normal"/>
    </style:style>
    <style:style style:name="P14" style:family="paragraph" style:parent-style-name="Standard">
      <style:text-properties fo:font-size="12pt" fo:font-style="normal" fo:font-weight="normal" officeooo:rsid="003f87d9" officeooo:paragraph-rsid="0043d03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2fb9e9" officeooo:paragraph-rsid="0043d03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316725" officeooo:paragraph-rsid="0043d03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officeooo:rsid="003f87d9" officeooo:paragraph-rsid="00486af6" style:font-size-asian="10.5pt" style:font-style-asian="normal" style:font-size-complex="12pt" style:font-style-complex="normal"/>
    </style:style>
    <style:style style:name="P18" style:family="paragraph" style:parent-style-name="Standard">
      <style:text-properties fo:font-size="12pt" fo:font-style="normal" fo:font-weight="bold" officeooo:rsid="003f87d9" officeooo:paragraph-rsid="00499cfa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2pt" fo:font-style="normal" fo:font-weight="normal" officeooo:rsid="00316725" officeooo:paragraph-rsid="00567ef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316725" officeooo:paragraph-rsid="00486af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316725" officeooo:paragraph-rsid="0050520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316725" officeooo:paragraph-rsid="005471d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officeooo:rsid="003f87d9" officeooo:paragraph-rsid="005896d4" style:font-size-asian="10.5pt" style:font-style-asian="normal" style:font-size-complex="12pt" style:font-style-complex="normal"/>
    </style:style>
    <style:style style:name="P24" style:family="paragraph" style:parent-style-name="Standard">
      <style:text-properties fo:font-size="12pt" fo:font-style="normal" fo:font-weight="bold" officeooo:rsid="003f87d9" officeooo:paragraph-rsid="005896d4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font-size="12pt" fo:font-style="normal" fo:font-weight="normal" officeooo:rsid="00316725" officeooo:paragraph-rsid="005896d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5pt" fo:font-style="normal" fo:font-weight="normal" officeooo:rsid="00655a4f" officeooo:paragraph-rsid="00655a4f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66e72b" officeooo:paragraph-rsid="00655a4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5pt" fo:font-style="normal" fo:font-weight="normal" officeooo:rsid="007ed39a" officeooo:paragraph-rsid="007ed39a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806415" officeooo:paragraph-rsid="007ed39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42470"/>
    </style:style>
    <style:style style:name="T2" style:family="text">
      <style:text-properties officeooo:rsid="002c6f28"/>
    </style:style>
    <style:style style:name="T3" style:family="text">
      <style:text-properties officeooo:rsid="001625d5"/>
    </style:style>
    <style:style style:name="T4" style:family="text">
      <style:text-properties officeooo:rsid="002663f8"/>
    </style:style>
    <style:style style:name="T5" style:family="text">
      <style:text-properties officeooo:rsid="00269f63"/>
    </style:style>
    <style:style style:name="T6" style:family="text">
      <style:text-properties officeooo:rsid="0034e4dc"/>
    </style:style>
    <style:style style:name="T7" style:family="text">
      <style:text-properties officeooo:rsid="003a6c50"/>
    </style:style>
    <style:style style:name="T8" style:family="text">
      <style:text-properties officeooo:rsid="00477629"/>
    </style:style>
    <style:style style:name="T9" style:family="text">
      <style:text-properties officeooo:rsid="003d9fd0"/>
    </style:style>
    <style:style style:name="T10" style:family="text">
      <style:text-properties officeooo:rsid="003df5fa"/>
    </style:style>
    <style:style style:name="T11" style:family="text">
      <style:text-properties fo:font-weight="bold" officeooo:rsid="00437fdc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fb9e9"/>
    </style:style>
    <style:style style:name="T14" style:family="text">
      <style:text-properties officeooo:rsid="0043d03f"/>
    </style:style>
    <style:style style:name="T15" style:family="text">
      <style:text-properties officeooo:rsid="004402c4"/>
    </style:style>
    <style:style style:name="T16" style:family="text">
      <style:text-properties officeooo:rsid="00486af6"/>
    </style:style>
    <style:style style:name="T17" style:family="text">
      <style:text-properties fo:font-weight="normal" officeooo:rsid="00486af6" style:font-weight-asian="normal" style:font-weight-complex="normal"/>
    </style:style>
    <style:style style:name="T18" style:family="text">
      <style:text-properties fo:font-weight="normal" officeooo:rsid="00499cfa" style:font-weight-asian="normal" style:font-weight-complex="normal"/>
    </style:style>
    <style:style style:name="T19" style:family="text">
      <style:text-properties fo:font-weight="normal" officeooo:rsid="00567ef1" style:font-weight-asian="normal" style:font-weight-complex="normal"/>
    </style:style>
    <style:style style:name="T20" style:family="text">
      <style:text-properties officeooo:rsid="00567ef1"/>
    </style:style>
    <style:style style:name="T21" style:family="text">
      <style:text-properties officeooo:rsid="004ce799"/>
    </style:style>
    <style:style style:name="T22" style:family="text">
      <style:text-properties officeooo:rsid="0050520a"/>
    </style:style>
    <style:style style:name="T23" style:family="text">
      <style:text-properties officeooo:rsid="0052d2bf"/>
    </style:style>
    <style:style style:name="T24" style:family="text">
      <style:text-properties officeooo:rsid="005471de"/>
    </style:style>
    <style:style style:name="T25" style:family="text">
      <style:text-properties officeooo:rsid="0054bbfe"/>
    </style:style>
    <style:style style:name="T26" style:family="text">
      <style:text-properties officeooo:rsid="0055e0cc"/>
    </style:style>
    <style:style style:name="T27" style:family="text">
      <style:text-properties officeooo:rsid="005e1294"/>
    </style:style>
    <style:style style:name="T28" style:family="text">
      <style:text-properties officeooo:rsid="005eb424"/>
    </style:style>
    <style:style style:name="T29" style:family="text">
      <style:text-properties fo:font-weight="normal" officeooo:rsid="005896d4" style:font-weight-asian="normal" style:font-weight-complex="normal"/>
    </style:style>
    <style:style style:name="T30" style:family="text">
      <style:text-properties officeooo:rsid="005be19f"/>
    </style:style>
    <style:style style:name="T31" style:family="text">
      <style:text-properties officeooo:rsid="00611d75"/>
    </style:style>
    <style:style style:name="T32" style:family="text">
      <style:text-properties fo:font-size="12pt" officeooo:rsid="0066e72b" style:font-size-asian="12pt" style:font-size-complex="12pt"/>
    </style:style>
    <style:style style:name="T33" style:family="text">
      <style:text-properties officeooo:rsid="0068428c"/>
    </style:style>
    <style:style style:name="T34" style:family="text">
      <style:text-properties officeooo:rsid="00694002"/>
    </style:style>
    <style:style style:name="T35" style:family="text">
      <style:text-properties officeooo:rsid="006b04fd"/>
    </style:style>
    <style:style style:name="T36" style:family="text">
      <style:text-properties officeooo:rsid="006d1962"/>
    </style:style>
    <style:style style:name="T37" style:family="text">
      <style:text-properties officeooo:rsid="0070af59"/>
    </style:style>
    <style:style style:name="T38" style:family="text">
      <style:text-properties officeooo:rsid="00737165"/>
    </style:style>
    <style:style style:name="T39" style:family="text">
      <style:text-properties officeooo:rsid="0076861e"/>
    </style:style>
    <style:style style:name="T40" style:family="text">
      <style:text-properties officeooo:rsid="00785260"/>
    </style:style>
    <style:style style:name="T41" style:family="text">
      <style:text-properties officeooo:rsid="00806415"/>
    </style:style>
    <style:style style:name="T42" style:family="text">
      <style:text-properties fo:font-size="12pt" officeooo:rsid="00806415" style:font-size-asian="12pt" style:font-size-complex="12pt"/>
    </style:style>
    <style:style style:name="T43" style:family="text">
      <style:text-properties officeooo:rsid="0081b8a4"/>
    </style:style>
    <style:style style:name="T44" style:family="text">
      <style:text-properties officeooo:rsid="0080d4f4"/>
    </style:style>
    <style:style style:name="T45" style:family="text">
      <style:text-properties officeooo:rsid="0083a2fd"/>
    </style:style>
    <style:style style:name="T46" style:family="text">
      <style:text-properties officeooo:rsid="0083e6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izon Script 2026 (engine 1.0)</text:p>
      <text:p text:style-name="P1"/>
      <text:p text:style-name="P2">1) <text:span text:style-name="T1">Types</text:span></text:p>
      <text:p text:style-name="P3">int <text:span text:style-name="T2">(32)</text:span>, int64, float, bool, index, char, strin<text:span text:style-name="T3">g</text:span></text:p>
      <text:p text:style-name="P4">list&lt;*type&gt;, map&lt;*type, *type&gt;, pair&lt;*type, *type&gt;</text:p>
      <text:p text:style-name="P4"/>
      <text:p text:style-name="P5">2) Variables</text:p>
      <text:p text:style-name="P6">declaration: </text:p>
      <text:p text:style-name="P6"><text:tab/>*type *name = *value;</text:p>
      <text:p text:style-name="P7">example: </text:p>
      <text:p text:style-name="P7"><text:tab/>int life = 100; </text:p>
      <text:p text:style-name="P7"><text:span text:style-name="T4"><text:tab/>string name = “</text:span><text:span text:style-name="T5">Horizon”;</text:span></text:p>
      <text:p text:style-name="P8"/>
      <text:p text:style-name="P9">3) Loops</text:p>
      <text:p text:style-name="P10"><text:tab/>a) Around int: </text:p>
      <text:p text:style-name="P11"><text:span text:style-name="T6"><text:tab/><text:tab/>index </text:span><text:span text:style-name="T7">i</text:span><text:span text:style-name="T6"> = </text:span>for_loop(<text:span text:style-name="T8">*</text:span>start, <text:span text:style-name="T8">*</text:span>end (included))</text:p>
      <text:p text:style-name="P11"><text:tab/><text:tab/><text:tab/>//<text:span text:style-name="T9">operatio</text:span><text:span text:style-name="T10">ns</text:span></text:p>
      <text:p text:style-name="P12"><text:tab/><text:tab/>end;</text:p>
      <text:p text:style-name="P12"/>
      <text:p text:style-name="P13"><text:tab/><text:tab/><text:span text:style-name="T11">E</text:span><text:span text:style-name="T12">xample:</text:span></text:p>
      <text:p text:style-name="P14"><text:tab/><text:tab/><text:span text:style-name="T6">index </text:span><text:span text:style-name="T7">i</text:span><text:span text:style-name="T6"> = </text:span><text:span text:style-name="T13">for_loop(</text:span><text:span text:style-name="T14">0</text:span><text:span text:style-name="T13">, </text:span><text:span text:style-name="T14">3</text:span><text:span text:style-name="T13">)</text:span></text:p>
      <text:p text:style-name="P15"><text:tab/><text:tab/><text:tab/><text:span text:style-name="T14">hprint(i);</text:span></text:p>
      <text:p text:style-name="P16"><text:tab/><text:tab/>end;</text:p>
      <text:p text:style-name="P16"><text:tab/><text:tab/>//<text:span text:style-name="T15">result: 0 1 2 3</text:span></text:p>
      <text:p text:style-name="P16"/>
      <text:p text:style-name="P16"><text:tab/><text:span text:style-name="T8">b) Around list</text:span></text:p>
      <text:p text:style-name="P16"><text:tab/><text:tab/><text:span text:style-name="T8">auto elem = for_each(*list)</text:span></text:p>
      <text:p text:style-name="P16"><text:tab/><text:tab/><text:tab/>//<text:span text:style-name="T16">operations</text:span></text:p>
      <text:p text:style-name="P16"><text:tab/><text:tab/><text:span text:style-name="T16">end;</text:span></text:p>
      <text:p text:style-name="P16"/>
      <text:p text:style-name="P17"><text:span text:style-name="T11"><text:tab/><text:tab/>E</text:span><text:span text:style-name="T12">xample:</text:span></text:p>
      <text:p text:style-name="P18"><text:tab/><text:tab/><text:span text:style-name="T17">list&lt;</text:span><text:span text:style-name="T18">int</text:span><text:span text:style-name="T17">&gt; </text:span><text:span text:style-name="T19">nums</text:span><text:span text:style-name="T17"> </text:span><text:span text:style-name="T18">= {</text:span><text:span text:style-name="T17">3,8,1,79</text:span><text:span text:style-name="T18">}</text:span><text:span text:style-name="T17">;</text:span></text:p>
      <text:p text:style-name="P19"><text:tab/><text:tab/><text:span text:style-name="T8">auto elem = for_each(</text:span><text:span text:style-name="T20">nums</text:span><text:span text:style-name="T8">)</text:span></text:p>
      <text:p text:style-name="P20"><text:tab/><text:tab/><text:tab/><text:span text:style-name="T21">hprint(elem);</text:span></text:p>
      <text:p text:style-name="P20"><text:tab/><text:tab/><text:span text:style-name="T16">end;</text:span></text:p>
      <text:p text:style-name="P21"><text:tab/><text:tab/>//<text:span text:style-name="T15">result: </text:span><text:span text:style-name="T22">3 8 1 79</text:span></text:p>
      <text:p text:style-name="P21"/>
      <text:p text:style-name="P21"><text:span text:style-name="T23"><text:tab/>c) Around </text:span><text:span text:style-name="T24">map</text:span></text:p>
      <text:p text:style-name="P22"><text:tab/><text:tab/><text:span text:style-name="T8">auto </text:span><text:span text:style-name="T24">elem</text:span><text:span text:style-name="T8"> = for_each</text:span><text:span text:style-name="T25">_map</text:span><text:span text:style-name="T8">(*</text:span><text:span text:style-name="T26">map</text:span><text:span text:style-name="T8">)</text:span></text:p>
      <text:p text:style-name="P22"><text:tab/><text:tab/>//<text:span text:style-name="T27">elem is a pair of one element of the map</text:span></text:p>
      <text:p text:style-name="P22"><text:tab/><text:tab/>//<text:span text:style-name="T28">it is possible to change the values of the map, but impossible to delete an element</text:span></text:p>
      <text:p text:style-name="P22"><text:tab/><text:tab/><text:tab/>//<text:span text:style-name="T16">operations</text:span></text:p>
      <text:p text:style-name="P22"><text:tab/><text:tab/><text:span text:style-name="T16">end;</text:span></text:p>
      <text:p text:style-name="P23"><text:span text:style-name="T11"><text:tab/><text:tab/>E</text:span><text:span text:style-name="T12">xample:</text:span></text:p>
      <text:p text:style-name="P24"><text:tab/><text:tab/><text:span text:style-name="T29">map&lt;int, string&gt;</text:span><text:span text:style-name="T17"> </text:span><text:span text:style-name="T19">nums</text:span><text:span text:style-name="T17"> </text:span><text:span text:style-name="T18">= </text:span><text:span text:style-name="T29">{[9, “nine”], [5, “five”]}</text:span><text:span text:style-name="T17">;</text:span></text:p>
      <text:p text:style-name="P25"><text:tab/><text:tab/><text:span text:style-name="T8">auto elem = for_each</text:span><text:span text:style-name="T30">_map</text:span><text:span text:style-name="T8">(</text:span><text:span text:style-name="T20">nums</text:span><text:span text:style-name="T8">)</text:span></text:p>
      <text:p text:style-name="P25"><text:tab/><text:tab/><text:tab/><text:span text:style-name="T21">hprint(elem.</text:span><text:span text:style-name="T30">first, elem.second</text:span><text:span text:style-name="T21">);</text:span></text:p>
      <text:p text:style-name="P25"><text:tab/><text:tab/><text:span text:style-name="T16">end;</text:span></text:p>
      <text:p text:style-name="P25"><text:tab/><text:tab/>//<text:span text:style-name="T31">result: 9 nine 5 five</text:span></text:p>
      <text:p text:style-name="P25"/>
      <text:p text:style-name="P26"><text:soft-page-break/>4) Functions</text:p>
      <text:p text:style-name="P26"><text:tab/><text:span text:style-name="T32">a) Call</text:span></text:p>
      <text:p text:style-name="P27"><text:tab/><text:tab/>*func(<text:span text:style-name="T33">*</text:span>args);</text:p>
      <text:p text:style-name="P27"><text:tab/><text:tab/><text:span text:style-name="T34">if the function only has one parameter, it can be called with</text:span><text:span text:style-name="T35">out parentheses:</text:span></text:p>
      <text:p text:style-name="P27"><text:tab/><text:tab/><text:span text:style-name="T34">*func *arg;</text:span></text:p>
      <text:p text:style-name="P27"/>
      <text:p text:style-name="P27"><text:tab/><text:span text:style-name="T36">b) Declaration</text:span></text:p>
      <text:p text:style-name="P27"><text:tab/><text:tab/><text:span text:style-name="T36">*return type *name(*parameters)</text:span></text:p>
      <text:p text:style-name="P27"><text:tab/><text:tab/><text:tab/>//<text:span text:style-name="T36">content</text:span></text:p>
      <text:p text:style-name="P27"><text:tab/><text:tab/><text:span text:style-name="T36">end;</text:span></text:p>
      <text:p text:style-name="P27"/>
      <text:p text:style-name="P27"><text:tab/><text:tab/><text:span text:style-name="T37">if the function doesn’t have parameters, it can be written </text:span><text:span text:style-name="T38">without parenth</text:span><text:span text:style-name="T39">e</text:span><text:span text:style-name="T38">ses</text:span><text:span text:style-name="T37">:</text:span></text:p>
      <text:p text:style-name="P27"><text:tab/><text:tab/><text:span text:style-name="T37">*return type *name</text:span></text:p>
      <text:p text:style-name="P27"><text:tab/><text:tab/><text:span text:style-name="T37">end;</text:span></text:p>
      <text:p text:style-name="P27"/>
      <text:p text:style-name="P27"><text:tab/><text:tab/><text:span text:style-name="T40">parameters are written like this:</text:span></text:p>
      <text:p text:style-name="P27"><text:tab/><text:tab/><text:span text:style-name="T40">*type *name, *type *name, …</text:span></text:p>
      <text:p text:style-name="P27"/>
      <text:p text:style-name="P28">5) <text:span text:style-name="T41">Containers</text:span></text:p>
      <text:p text:style-name="P28"><text:tab/><text:span text:style-name="T42">a) Lists</text:span></text:p>
      <text:p text:style-name="P29"><text:tab/><text:tab/>list&lt;int&gt;;<text:line-break/><text:tab/><text:tab/>list.add int;<text:line-break/><text:tab/><text:tab/>list.remove_index index; <text:s/>//<text:span text:style-name="T43">cannot be called with iterating</text:span><text:line-break/><text:tab/><text:tab/>list.find object; <text:s/>//<text:span text:style-name="T44">this returns a list of indexes</text:span><text:line-break/><text:tab/><text:tab/>list.append list&lt;object&gt;;</text:p>
      <text:p text:style-name="P29"/>
      <text:p text:style-name="P29"><text:tab/><text:span text:style-name="T45">b) Maps</text:span></text:p>
      <text:p text:style-name="P29"><text:tab/><text:tab/><text:span text:style-name="T46">A map cannot have multiple values with the same key</text:span></text:p>
      <text:p text:style-name="P29"><text:tab/><text:tab/>map&lt;string, int&gt;<text:line-break/><text:tab/><text:tab/>map.add("key", 0);<text:line-break/><text:tab/><text:tab/>map.remove "key";<text:line-break/><text:tab/><text:tab/>map.find object; <text:s/>//<text:span text:style-name="T45">returns the key of the objec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00:55:16.577196500</meta:creation-date>
    <dc:date>2026-02-08T01:23:22.117289100</dc:date>
    <meta:editing-duration>PT27M24S</meta:editing-duration>
    <meta:editing-cycles>8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62" meta:word-count="246" meta:character-count="1665" meta:non-whitespace-character-count="1359"/>
  </office:meta>
</office:document-meta>
</file>